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bd62" officeooo:paragraph-rsid="001bbd62"/>
    </style:style>
    <style:style style:name="T1" style:family="text">
      <style:text-properties officeooo:rsid="001f13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liptic Curve Diffie-Hellman</text:p>
      <text:p text:style-name="P1"/>
      <text:p text:style-name="P1">Ιn this task, you will implement <text:span text:style-name="T1">in C </text:span>an Elliptic Curve Diffie-Hellman (ECDH) key</text:p>
      <text:p text:style-name="P1">exchange using the libsodium library. Follow the steps below to create a tool that</text:p>
      <text:p text:style-name="P1">enables secure key exchange between two parties (Alice and Bob):</text:p>
      <text:p text:style-name="P1">Scenario:</text:p>
      <text:p text:style-name="P1">● Agreement on Elliptic Curve Parameters: Alice and Bob agree to use the</text:p>
      <text:p text:style-name="P1">Curve25519 elliptic curve for the ECDH key exchange. This curve is built into</text:p>
      <text:p text:style-name="P1">libsodium, and no additional curve parameters need to be specified.</text:p>
      <text:p text:style-name="P1">● Key Generation by Alice:</text:p>
      <text:p text:style-name="P1">○ Alice generates a private key (a large random integer).</text:p>
      <text:p text:style-name="P1">○ Alice computes her public key A = a * G (elliptic curve point</text:p>
      <text:p text:style-name="P1">multiplication using the base point G) and sends it to Bob.</text:p>
      <text:p text:style-name="P1">● Key Generation by Bob:</text:p>
      <text:p text:style-name="P1">○ Bob generates a private key (a large random integer).</text:p>
      <text:p text:style-name="P1">○ Bob computes his public key B = b * G and sends it to Alice.</text:p>
      <text:p text:style-name="P1">● Shared Secret Calculation:</text:p>
      <text:p text:style-name="P1">○ After receiving Bob’s public key B, Alice computes the shared secret</text:p>
      <text:p text:style-name="P1">S_A = a * B (where B is Bob’s public key).</text:p>
      <text:p text:style-name="P1">○ After receiving Alice’s public key A, Bob computes the shared secret</text:p>
      <text:p text:style-name="P1">S_B = b * A.</text:p>
      <text:p text:style-name="P1">○ Both shared secrets are the same: S_A = S_B = (a * b) * G.</text:p>
      <text:p text:style-name="P1"/>
      <text:p text:style-name="P1">The tool will receive the required arguments from the command line upon execution</text:p>
      <text:p text:style-name="P1">as such:</text:p>
      <text:p text:style-name="P1">Command Line Options for ECDH Tool:</text:p>
      <text:p text:style-name="P1">-o path Path to output file</text:p>
      <text:p text:style-name="P1">-a number Alice's private key (optional)</text:p>
      <text:p text:style-name="P1">-b number Bob's private key (optional)</text:p>
      <text:p text:style-name="P1">-h This help message</text:p>
      <text:p text:style-name="P1">If the private keys are not provided, the tool should randomly generate them using</text:p>
      <text:p text:style-name="P1">libsodium.</text:p>
      <text:p text:style-name="P1">The output file must contain Alice's public key, Bob's public key, and the shared</text:p>
      <text:p text:style-name="P1">secret. The keys and shared secret will be expressed as hexadecimal values in the</text:p>
      <text:p text:style-name="P1">output file.</text:p>
      <text:p text:style-name="P1">Example:</text:p>
      <text:p text:style-name="P1">./ecdh_assign_1 -o ecdh.txt -a 5 -b 3</text:p>
      <text:p text:style-name="P1">This would generate public keys for Alice and Bob using the Curve25519 elliptic</text:p>
      <text:p text:style-name="P1">curve, compute the shared secret, and write the public keys and shared secret to the</text:p>
      <text:p text:style-name="P1">ecdh.txt file.</text:p>
      <text:p text:style-name="P1">Example of the ecdh.txt:</text:p>
      <text:p text:style-name="P1">Alice's Public Key:</text:p>
      <text:p text:style-name="P1">9ffb17b364f12b40f335e802fe02983f295b679ce291785181f122764ea80370</text:p>
      <text:p text:style-name="P1">Bob's Public Key:</text:p>
      <text:p text:style-name="P1">cb4a27e877b8d5572fa4b9e92a8d8b5f892ac87f58ed053f116b0dc20fe80278</text:p>
      <text:p text:style-name="P1">Shared Secret (Alice):</text:p>
      <text:p text:style-name="P1">afc0b79e89270b54ac24e161434b7b99eedeeda2ee7907548b2502adf63ed40c</text:p>
      <text:p text:style-name="P1">Shared Secret (Bob):</text:p>
      <text:p text:style-name="P1">afc0b79e89270b54ac24e161434b7b99eedeeda2ee7907548b2502adf63ed40c</text:p>
      <text:p text:style-name="P1">Shared secrets match!</text:p>
      <text:p text:style-name="P1">Clarifications:</text:p>
      <text:p text:style-name="P1">Private Keys: If private keys are provided via the -a or -b options, they will be used</text:p>
      <text:p text:style-name="P1"><text:soft-page-break/>directly for Alice and Bob. If not provided, the tool will generate random private keys</text:p>
      <text:p text:style-name="P1">for each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20:48:45.977610209</meta:creation-date>
    <dc:date>2024-10-16T21:33:54.215631009</dc:date>
    <meta:editing-duration>PT1M24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2" meta:paragraph-count="52" meta:word-count="393" meta:character-count="2422" meta:non-whitespace-character-count="2081"/>
  </office:meta>
</office:document-meta>
</file>